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text-properties fo:font-weight="bold" style:font-weight-asian="bold"/>
    </style:style>
    <style:style style:name="T3" style:parent-style-name="Fuentedepárrafopredeter." style:family="text">
      <style:text-properties fo:font-weight="bold" style:font-weight-asian="bold"/>
    </style:style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  <style:style style:name="P8" style:parent-style-name="Normal" style:family="paragraph"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/>
    </style:style>
    <style:style style:name="P10" style:parent-style-name="Párrafodelista" style:list-style-name="LFO1" style:family="paragraph"/>
    <style:style style:name="P11" style:parent-style-name="Párrafodelista" style:list-style-name="LFO1" style:family="paragraph"/>
    <style:style style:name="P12" style:parent-style-name="Párrafodelista" style:list-style-name="LFO1" style:family="paragraph"/>
    <style:style style:name="T13" style:parent-style-name="Fuentedepárrafopredeter." style:family="text">
      <style:text-properties style:font-name="Consolas" style:font-name-complex="Consolas" fo:color="#2AA198" fo:font-size="10pt" style:font-size-asian="10pt" style:font-size-complex="10pt" fo:background-color="#E8F2FE"/>
    </style:style>
    <style:style style:name="T14" style:parent-style-name="Fuentedepárrafopredeter." style:family="text">
      <style:text-properties fo:font-weight="bold" style:font-weight-asian="bold"/>
    </style:style>
    <style:style style:name="P15" style:parent-style-name="Párrafodelista" style:list-style-name="LFO2" style:family="paragraph"/>
    <style:style style:name="T16" style:parent-style-name="Fuentedepárrafopredeter." style:family="text">
      <style:text-properties fo:font-weight="bold" style:font-weight-asian="bold"/>
    </style:style>
    <style:style style:name="P17" style:parent-style-name="Párrafodelista" style:list-style-name="LFO2" style:family="paragraph"/>
    <style:style style:name="T18" style:parent-style-name="Fuentedepárrafopredeter." style:family="text">
      <style:text-properties fo:font-weight="bold" style:font-weight-asian="bold"/>
    </style:style>
    <style:style style:name="P19" style:parent-style-name="Normal" style:family="paragraph">
      <style:paragraph-properties style:text-autospace="none" fo:margin-bottom="0in" fo:line-height="100%"/>
    </style:style>
    <style:style style:name="T20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21" style:parent-style-name="Fuentedepárrafopredeter." style:family="text">
      <style:text-properties style:font-name="Consolas" style:font-name-complex="Consolas" fo:color="#2AA198" fo:font-size="10pt" style:font-size-asian="10pt" style:font-size-complex="10pt"/>
    </style:style>
    <style:style style:name="P22" style:parent-style-name="Normal" style:family="paragraph">
      <style:paragraph-properties style:text-autospace="none" fo:margin-bottom="0in" fo:line-height="100%"/>
    </style:style>
    <style:style style:name="T23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24" style:parent-style-name="Fuentedepárrafopredeter." style:family="text">
      <style:text-properties style:font-name="Consolas" style:font-name-complex="Consolas" fo:color="#2AA198" fo:font-size="10pt" style:font-size-asian="10pt" style:font-size-complex="10pt"/>
    </style:style>
    <style:style style:name="T25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26" style:parent-style-name="Fuentedepárrafopredeter." style:family="text">
      <style:text-properties style:font-name="Consolas" style:font-name-complex="Consolas" fo:color="#2AA198" fo:font-size="10pt" style:font-size-asian="10pt" style:font-size-complex="10pt"/>
    </style:style>
    <style:style style:name="P27" style:parent-style-name="Normal" style:family="paragraph">
      <style:text-properties fo:font-weight="bold" style:font-weight-asian="bold"/>
    </style:style>
    <style:style style:name="P28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Proyecto Tienda</text:p>
      <text:p text:style-name="P2"/>
      <text:p text:style-name="Normal"><text:span text:style-name="T3">Proyecto Front-End:<text:s/></text:span>Aplicación llamada client, proyecto que se ejecuta en el puerto 4200 por defecto que viene configurado para angular<text:s/></text:p>
      <text:p text:style-name="Normal">Herramientas utilizadas:</text:p>
      <text:list text:style-name="LFO1" text:continue-numbering="true">
        <text:list-item>
          <text:p text:style-name="P4">Html5<text:s/></text:p>
        </text:list-item>
        <text:list-item>
          <text:p text:style-name="P5">Angular 6</text:p>
        </text:list-item>
        <text:list-item>
          <text:p text:style-name="P6">Bootstrap</text:p>
        </text:list-item>
        <text:list-item>
          <text:p text:style-name="P7">CSS3<text:s/></text:p>
        </text:list-item>
      </text:list>
      <text:p text:style-name="P8"/>
      <text:p text:style-name="Normal"><text:span text:style-name="T9">Proyecto Back-End:<text:s/></text:span>Se crearon dos servicios de tipo rest, cada uno es independiente y tiene su propia base de datos.<text:s/></text:p>
      <text:p text:style-name="Normal">Herramientas utilizadas:</text:p>
      <text:list text:style-name="LFO1" text:continue-numbering="true">
        <text:list-item>
          <text:p text:style-name="P10">Java Spring boot<text:s/></text:p>
        </text:list-item>
        <text:list-item>
          <text:p text:style-name="P11">JPA</text:p>
        </text:list-item>
        <text:list-item>
          <text:p text:style-name="P12">Tomcat</text:p>
        </text:list-item>
      </text:list>
      <text:p text:style-name="Normal">El microservicio de consulta de productos se ejecuta en el puerto:<text:s/>El microservicio de consulta de productos se ejecuta en el puerto:<text:s/></text:p>
      <text:p text:style-name="Normal"/>
      <text:p text:style-name="Normal">El microservicio de<text:s/>consulta de productos<text:s/>se ejecuta en el puerto:<text:s/><text:span text:style-name="T13">8092</text:span></text:p>
      <text:p text:style-name="Normal">El microservicio de<text:s/>registro<text:s/>de pedidos se ejecuta en el puerto: 8096</text:p>
      <text:p text:style-name="Normal"/>
      <text:p text:style-name="Normal"><text:span text:style-name="T14">Base de datos:</text:span><text:s/>Se crearon dos bases de datos<text:s/>con el motor MySQL</text:p>
      <text:list text:style-name="LFO2" text:continue-numbering="true">
        <text:list-item>
          <text:p text:style-name="P15"><text:span text:style-name="T16">inventory<text:s/></text:span>(Lista de productos)<text:s/>: 1 tabla con la lista de productos</text:p>
        </text:list-item>
      </text:list>
      <text:p text:style-name="Normal"/>
      <text:list text:style-name="LFO2" text:continue-numbering="true">
        <text:list-item>
          <text:p text:style-name="P17"><text:span text:style-name="T18">ordersDB<text:s/></text:span>(Registro de pedidos): 2 tabla maestro-detalle</text:p>
        </text:list-item>
      </text:list>
      <text:p text:style-name="Normal"/>
      <text:p text:style-name="Normal">Se creo un<text:s/>acceso a<text:s/><text:s/>base de datos en AWS para la pruebas de los servicios, se puede utilizar con los siguientes datos de acceso</text:p>
      <text:p text:style-name="Normal"/>
      <text:p text:style-name="P19"><text:span text:style-name="T20">spring.datasource.url=</text:span><text:span text:style-name="T21">jdbc:mysql://rds-mysql.c8kzszat1gto.us-west-2.rds.amazonaws.com:3306/ordersdb?useSSL=false</text:span></text:p>
      <text:p text:style-name="P22"><text:span text:style-name="T23">spring.datasource.username=</text:span><text:span text:style-name="T24">masteruser</text:span></text:p>
      <text:p text:style-name="Normal"><text:span text:style-name="T25">spring.datasource.password=</text:span><text:span text:style-name="T26">Asdf1234$</text:span></text:p>
      <text:p text:style-name="Párrafodelista"/>
      <text:p text:style-name="P27"/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nando Ospina Moreno</meta:initial-creator>
    <dc:creator>Fernando Ospina Moreno</dc:creator>
    <meta:creation-date>2018-10-01T04:25:00Z</meta:creation-date>
    <dc:date>2018-10-01T04:43:00Z</dc:date>
    <meta:template xlink:href="Normal.dotm" xlink:type="simple"/>
    <meta:editing-cycles>3</meta:editing-cycles>
    <meta:editing-duration>PT1080S</meta:editing-duration>
    <meta:document-statistic meta:page-count="2" meta:paragraph-count="2" meta:word-count="180" meta:character-count="1172" meta:row-count="8" meta:non-whitespace-character-count="994"/>
  </office:meta>
</office:document-meta>
</file>